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table_separate_all_lstm_metric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5.47537055589466E-030" calcext:value-type="float">
            <text:p>5.47537055589466E-3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float" office:value="5.47537055589466E-030" calcext:value-type="float">
            <text:p>5.47537055589466E-3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3:22:14.850456041</dc:date>
    <meta:editing-duration>PT1M25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